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6.4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5.2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484.58pt" svg:height="390.3pt" svg:x="114.69pt" svg:y="612.99pt">
            <draw:object draw:notify-on-update-of-ranges="Sheet1.B6:Sheet1.B6 Sheet1.B7:Sheet1.B44 Sheet1.C5:Sheet1.C5 Sheet1.C6:Sheet1.C44 Sheet1.B7:Sheet1.B44 Sheet1.D5:Sheet1.D5 Sheet1.D6:Sheet1.D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3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Linear movement in 1 degree increments 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Default" office:value-type="string" calcext:value-type="string">
            <text:p>Elavation Axis starting from 38.1 degrees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2" office:value-type="string" calcext:value-type="string">
            <text:p>Increment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Horizontal <text:s/>X</text:p>
          </table:table-cell>
          <table:table-cell table:style-name="ce2" office:value-type="string" calcext:value-type="string">
            <text:p>Vertical <text:s/>Y</text:p>
          </table:table-cell>
          <table:table-cell table:style-name="ce2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.1" calcext:value-type="float">
            <text:p>38.1</text:p>
          </table:table-cell>
          <table:table-cell office:value-type="float" office:value="1.638" calcext:value-type="float">
            <text:p>1.638</text:p>
          </table:table-cell>
          <table:table-cell office:value-type="float" office:value="2.272" calcext:value-type="float">
            <text:p>2.272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7.1" calcext:value-type="float">
            <text:p>37.1</text:p>
          </table:table-cell>
          <table:table-cell office:value-type="float" office:value="3.365" calcext:value-type="float">
            <text:p>3.365</text:p>
          </table:table-cell>
          <table:table-cell office:value-type="float" office:value="4.543" calcext:value-type="float">
            <text:p>4.543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6.1" calcext:value-type="float">
            <text:p>36.1</text:p>
          </table:table-cell>
          <table:table-cell office:value-type="float" office:value="5.048" calcext:value-type="float">
            <text:p>5.048</text:p>
          </table:table-cell>
          <table:table-cell office:value-type="float" office:value="6.815" calcext:value-type="float">
            <text:p>6.815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5.1" calcext:value-type="float">
            <text:p>35.1</text:p>
          </table:table-cell>
          <table:table-cell office:value-type="float" office:value="6.626" calcext:value-type="float">
            <text:p>6.626</text:p>
          </table:table-cell>
          <table:table-cell office:value-type="float" office:value="9.161" calcext:value-type="float">
            <text:p>9.161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4.1" calcext:value-type="float">
            <text:p>34.1</text:p>
          </table:table-cell>
          <table:table-cell office:value-type="float" office:value="8.18" calcext:value-type="float">
            <text:p>8.18</text:p>
          </table:table-cell>
          <table:table-cell office:value-type="float" office:value="11.522" calcext:value-type="float">
            <text:p>11.522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.1" calcext:value-type="float">
            <text:p>33.1</text:p>
          </table:table-cell>
          <table:table-cell office:value-type="float" office:value="9.734" calcext:value-type="float">
            <text:p>9.734</text:p>
          </table:table-cell>
          <table:table-cell office:value-type="float" office:value="13.883" calcext:value-type="float">
            <text:p>13.883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2.1" calcext:value-type="float">
            <text:p>32.1</text:p>
          </table:table-cell>
          <table:table-cell office:value-type="float" office:value="11.202" calcext:value-type="float">
            <text:p>11.202</text:p>
          </table:table-cell>
          <table:table-cell office:value-type="float" office:value="16.299" calcext:value-type="float">
            <text:p>16.299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1.1" calcext:value-type="float">
            <text:p>31.1</text:p>
          </table:table-cell>
          <table:table-cell office:value-type="float" office:value="12.623" calcext:value-type="float">
            <text:p>12.623</text:p>
          </table:table-cell>
          <table:table-cell office:value-type="float" office:value="18.742" calcext:value-type="float">
            <text:p>18.742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14.044" calcext:value-type="float">
            <text:p>14.044</text:p>
          </table:table-cell>
          <table:table-cell office:value-type="float" office:value="21.186" calcext:value-type="float">
            <text:p>21.186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9.1" calcext:value-type="float">
            <text:p>29.1</text:p>
          </table:table-cell>
          <table:table-cell office:value-type="float" office:value="15.401" calcext:value-type="float">
            <text:p>15.401</text:p>
          </table:table-cell>
          <table:table-cell office:value-type="float" office:value="23.666" calcext:value-type="float">
            <text:p>23.666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8.1" calcext:value-type="float">
            <text:p>28.1</text:p>
          </table:table-cell>
          <table:table-cell office:value-type="float" office:value="16.684" calcext:value-type="float">
            <text:p>16.684</text:p>
          </table:table-cell>
          <table:table-cell office:value-type="float" office:value="26.184" calcext:value-type="float">
            <text:p>26.184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7.1" calcext:value-type="float">
            <text:p>27.1</text:p>
          </table:table-cell>
          <table:table-cell office:value-type="float" office:value="17.967" calcext:value-type="float">
            <text:p>17.967</text:p>
          </table:table-cell>
          <table:table-cell office:value-type="float" office:value="28.703" calcext:value-type="float">
            <text:p>28.703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6.1" calcext:value-type="float">
            <text:p>26.1</text:p>
          </table:table-cell>
          <table:table-cell office:value-type="float" office:value="19.21" calcext:value-type="float">
            <text:p>19.21</text:p>
          </table:table-cell>
          <table:table-cell office:value-type="float" office:value="31.242" calcext:value-type="float">
            <text:p>31.242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5.1" calcext:value-type="float">
            <text:p>25.1</text:p>
          </table:table-cell>
          <table:table-cell office:value-type="float" office:value="20.351" calcext:value-type="float">
            <text:p>20.351</text:p>
          </table:table-cell>
          <table:table-cell office:value-type="string" calcext:value-type="string">
            <text:p>33..828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4.1" calcext:value-type="float">
            <text:p>24.1</text:p>
          </table:table-cell>
          <table:table-cell office:value-type="float" office:value="21.493" calcext:value-type="float">
            <text:p>21.493</text:p>
          </table:table-cell>
          <table:table-cell office:value-type="float" office:value="36.414" calcext:value-type="float">
            <text:p>36.414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.1" calcext:value-type="float">
            <text:p>23.1</text:p>
          </table:table-cell>
          <table:table-cell office:value-type="float" office:value="22.618" calcext:value-type="float">
            <text:p>22.618</text:p>
          </table:table-cell>
          <table:table-cell office:value-type="float" office:value="39.008" calcext:value-type="float">
            <text:p>39.008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.1" calcext:value-type="float">
            <text:p>22.1</text:p>
          </table:table-cell>
          <table:table-cell office:value-type="float" office:value="23.615" calcext:value-type="float">
            <text:p>23.615</text:p>
          </table:table-cell>
          <table:table-cell office:value-type="float" office:value="41.653" calcext:value-type="float">
            <text:p>41.653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1.1" calcext:value-type="float">
            <text:p>21.1</text:p>
          </table:table-cell>
          <table:table-cell office:value-type="float" office:value="24.612" calcext:value-type="float">
            <text:p>24.612</text:p>
          </table:table-cell>
          <table:table-cell office:value-type="float" office:value="44.298" calcext:value-type="float">
            <text:p>44.298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0.1" calcext:value-type="float">
            <text:p>20.1</text:p>
          </table:table-cell>
          <table:table-cell office:value-type="float" office:value="25.609" calcext:value-type="float">
            <text:p>25.609</text:p>
          </table:table-cell>
          <table:table-cell office:value-type="float" office:value="46.944" calcext:value-type="float">
            <text:p>46.944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9.1" calcext:value-type="float">
            <text:p>19.1</text:p>
          </table:table-cell>
          <table:table-cell office:value-type="float" office:value="26.466" calcext:value-type="float">
            <text:p>26.466</text:p>
          </table:table-cell>
          <table:table-cell office:value-type="float" office:value="49.638" calcext:value-type="float">
            <text:p>49.638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.1" calcext:value-type="float">
            <text:p>18.1</text:p>
          </table:table-cell>
          <table:table-cell office:value-type="float" office:value="27.315" calcext:value-type="float">
            <text:p>27.315</text:p>
          </table:table-cell>
          <table:table-cell office:value-type="float" office:value="52.334" calcext:value-type="float">
            <text:p>52.334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7.1" calcext:value-type="float">
            <text:p>17.1</text:p>
          </table:table-cell>
          <table:table-cell office:value-type="float" office:value="28.164" calcext:value-type="float">
            <text:p>28.164</text:p>
          </table:table-cell>
          <table:table-cell office:value-type="float" office:value="55.031" calcext:value-type="float">
            <text:p>55.031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6.1" calcext:value-type="float">
            <text:p>16.1</text:p>
          </table:table-cell>
          <table:table-cell office:value-type="float" office:value="28.897" calcext:value-type="float">
            <text:p>28.897</text:p>
          </table:table-cell>
          <table:table-cell office:value-type="float" office:value="57.761" calcext:value-type="float">
            <text:p>57.761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.1" calcext:value-type="float">
            <text:p>15.1</text:p>
          </table:table-cell>
          <table:table-cell office:value-type="float" office:value="29.595" calcext:value-type="float">
            <text:p>29.595</text:p>
          </table:table-cell>
          <table:table-cell office:value-type="float" office:value="60.5" calcext:value-type="float">
            <text:p>60.5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4.1" calcext:value-type="float">
            <text:p>14.1</text:p>
          </table:table-cell>
          <table:table-cell office:value-type="float" office:value="30.293" calcext:value-type="float">
            <text:p>30.293</text:p>
          </table:table-cell>
          <table:table-cell office:value-type="float" office:value="63.239" calcext:value-type="float">
            <text:p>63.239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3.1" calcext:value-type="float">
            <text:p>13.1</text:p>
          </table:table-cell>
          <table:table-cell office:value-type="float" office:value="30.909" calcext:value-type="float">
            <text:p>30.909</text:p>
          </table:table-cell>
          <table:table-cell office:value-type="float" office:value="65.998" calcext:value-type="float">
            <text:p>65.998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2.1" calcext:value-type="float">
            <text:p>12.1</text:p>
          </table:table-cell>
          <table:table-cell office:value-type="float" office:value="31.451" calcext:value-type="float">
            <text:p>31.451</text:p>
          </table:table-cell>
          <table:table-cell office:value-type="float" office:value="68.772" calcext:value-type="float">
            <text:p>68.772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1.1" calcext:value-type="float">
            <text:p>11.1</text:p>
          </table:table-cell>
          <table:table-cell office:value-type="float" office:value="31.993" calcext:value-type="float">
            <text:p>31.993</text:p>
          </table:table-cell>
          <table:table-cell office:value-type="float" office:value="71.547" calcext:value-type="float">
            <text:p>71.547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.1" calcext:value-type="float">
            <text:p>10.1</text:p>
          </table:table-cell>
          <table:table-cell office:value-type="float" office:value="32.473" calcext:value-type="float">
            <text:p>32.473</text:p>
          </table:table-cell>
          <table:table-cell office:value-type="float" office:value="74.332" calcext:value-type="float">
            <text:p>74.332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.1" calcext:value-type="float">
            <text:p>9.1</text:p>
          </table:table-cell>
          <table:table-cell office:value-type="float" office:value="32.864" calcext:value-type="float">
            <text:p>32.864</text:p>
          </table:table-cell>
          <table:table-cell office:value-type="float" office:value="77.132" calcext:value-type="float">
            <text:p>77.132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.1" calcext:value-type="float">
            <text:p>8.1</text:p>
          </table:table-cell>
          <table:table-cell office:value-type="float" office:value="33.254" calcext:value-type="float">
            <text:p>33.254</text:p>
          </table:table-cell>
          <table:table-cell office:value-type="float" office:value="79.932" calcext:value-type="float">
            <text:p>79.932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.1" calcext:value-type="float">
            <text:p>7.1</text:p>
          </table:table-cell>
          <table:table-cell office:value-type="float" office:value="33.608" calcext:value-type="float">
            <text:p>33.608</text:p>
          </table:table-cell>
          <table:table-cell office:value-type="float" office:value="82.736" calcext:value-type="float">
            <text:p>82.736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 office:value-type="float" office:value="33.843" calcext:value-type="float">
            <text:p>33.843</text:p>
          </table:table-cell>
          <table:table-cell office:value-type="float" office:value="85.554" calcext:value-type="float">
            <text:p>85.554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.1" calcext:value-type="float">
            <text:p>5.1</text:p>
          </table:table-cell>
          <table:table-cell office:value-type="float" office:value="34.078" calcext:value-type="float">
            <text:p>34.078</text:p>
          </table:table-cell>
          <table:table-cell office:value-type="float" office:value="88.37" calcext:value-type="float">
            <text:p>88.37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  <table:table-cell office:value-type="float" office:value="34.304" calcext:value-type="float">
            <text:p>34.304</text:p>
          </table:table-cell>
          <table:table-cell office:value-type="float" office:value="91.188" calcext:value-type="float">
            <text:p>91.188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.1" calcext:value-type="float">
            <text:p>3.1</text:p>
          </table:table-cell>
          <table:table-cell office:value-type="float" office:value="34.367" calcext:value-type="float">
            <text:p>34.367</text:p>
          </table:table-cell>
          <table:table-cell office:value-type="float" office:value="94.015" calcext:value-type="float">
            <text:p>94.015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.1" calcext:value-type="float">
            <text:p>2.1</text:p>
          </table:table-cell>
          <table:table-cell office:value-type="float" office:value="34.459" calcext:value-type="float">
            <text:p>34.459</text:p>
          </table:table-cell>
          <table:table-cell office:value-type="float" office:value="96.84" calcext:value-type="float">
            <text:p>96.84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.1" calcext:value-type="float">
            <text:p>1.1</text:p>
          </table:table-cell>
          <table:table-cell office:value-type="float" office:value="34.548" calcext:value-type="float">
            <text:p>34.548</text:p>
          </table:table-cell>
          <table:table-cell office:value-type="float" office:value="99.666" calcext:value-type="float">
            <text:p>99.666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4.548" calcext:value-type="float">
            <text:p>34.548</text:p>
          </table:table-cell>
          <table:table-cell office:value-type="float" office:value="99.666" calcext:value-type="float">
            <text:p>99.666</text:p>
          </table:table-cell>
          <table:table-cell table:number-columns-repeated="1020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 style:data-style-name="N2" text:time-value="16:02:01.8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hirt</meta:initial-creator>
    <meta:creation-date>2018-06-04T09:11:31.37</meta:creation-date>
    <dc:date>2018-06-11T16:25:14.763000000</dc:date>
    <meta:editing-duration>PT1H3M27S</meta:editing-duration>
    <meta:editing-cycles>4</meta:editing-cycles>
    <meta:generator>LibreOffice/6.0.4.2$Windows_X86_64 LibreOffice_project/9b0d9b32d5dcda91d2f1a96dc04c645c450872bf</meta:generator>
    <meta:document-statistic meta:table-count="3" meta:cell-count="16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HorX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21">
      <style:chart-properties loext:regression-y-name="horx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verty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3" style:family="chart" style:data-style-name="N121">
      <style:chart-properties loext:regression-y-name="verty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096cm" svg:height="13.77cm" xlink:href=".." xlink:type="simple" chart:class="chart:scatter" chart:style-name="ch1">
        <chart:legend chart:legend-position="end" svg:x="13.699cm" svg:y="5.827cm" style:legend-expansion="high" chart:style-name="ch2"/>
        <chart:plot-area chart:style-name="ch3" table:cell-range-address="Sheet1.B6:Sheet1.D44 Sheet1.C5:Sheet1.D5" chart:data-source-has-labels="row" svg:x="0.508cm" svg:y="0.134cm" svg:width="14.086cm" svg:height="12.763cm">
          <chartooo:coordinate-region svg:x="1.331cm" svg:y="0.336cm" svg:width="13.071cm" svg:height="11.908cm"/>
          <chart:axis chart:dimension="x" chart:name="primary-x" chart:style-name="ch4">
            <chart:title svg:x="8.436cm" svg:y="12.677cm" chart:style-name="ch5">
              <text:p>
Angle
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C6:Sheet1.C44" chart:label-cell-address="Sheet1.C5:Sheet1.C5" chart:class="chart:scatter">
            <chart:domain table:cell-range-address="Sheet1.B7:Sheet1.B44"/>
            <chart:regression-curve chart:style-name="ch8">
              <chart:equation chart:display-equation="true" chart:display-r-square="false" svg:x="6.41cm" svg:y="2.409cm" chart:style-name="ch9"/>
            </chart:regression-curve>
            <chart:data-point chart:repeated="28"/>
            <chart:data-point chart:style-name="ch10"/>
            <chart:data-point chart:repeated="10"/>
          </chart:series>
          <chart:series chart:style-name="ch11" chart:values-cell-range-address="Sheet1.D6:Sheet1.D44" chart:label-cell-address="Sheet1.D5:Sheet1.D5" chart:class="chart:scatter">
            <chart:regression-curve chart:style-name="ch12">
              <chart:equation chart:display-equation="true" chart:display-r-square="false" svg:x="6.43cm" svg:y="3.183cm" chart:style-name="ch13"/>
            </chart:regression-curve>
            <chart:data-point chart:repeated="3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rizontal  X</text:p>
                <draw:g>
                  <svg:desc>Sheet1.C5:Sheet1.C5</svg:desc>
                </draw:g>
              </table:table-cell>
              <table:table-cell office:value-type="string">
                <text:p>Vertical  Y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.1">
                <text:p>37.1</text:p>
                <draw:g>
                  <svg:desc>Sheet1.B7:Sheet1.B44</svg:desc>
                </draw:g>
              </table:table-cell>
              <table:table-cell office:value-type="float" office:value="1.638">
                <text:p>1.638</text:p>
                <draw:g>
                  <svg:desc>Sheet1.C6:Sheet1.C44</svg:desc>
                </draw:g>
              </table:table-cell>
              <table:table-cell office:value-type="float" office:value="2.272">
                <text:p>2.272</text:p>
                <draw:g>
                  <svg:desc>Sheet1.D6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1">
                <text:p>36.1</text:p>
              </table:table-cell>
              <table:table-cell office:value-type="float" office:value="3.365">
                <text:p>3.365</text:p>
              </table:table-cell>
              <table:table-cell office:value-type="float" office:value="4.543">
                <text:p>4.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1">
                <text:p>35.1</text:p>
              </table:table-cell>
              <table:table-cell office:value-type="float" office:value="5.048">
                <text:p>5.048</text:p>
              </table:table-cell>
              <table:table-cell office:value-type="float" office:value="6.815">
                <text:p>6.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1">
                <text:p>34.1</text:p>
              </table:table-cell>
              <table:table-cell office:value-type="float" office:value="6.626">
                <text:p>6.626</text:p>
              </table:table-cell>
              <table:table-cell office:value-type="float" office:value="9.161">
                <text:p>9.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1">
                <text:p>33.1</text:p>
              </table:table-cell>
              <table:table-cell office:value-type="float" office:value="8.18">
                <text:p>8.18</text:p>
              </table:table-cell>
              <table:table-cell office:value-type="float" office:value="11.522">
                <text:p>11.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1">
                <text:p>32.1</text:p>
              </table:table-cell>
              <table:table-cell office:value-type="float" office:value="9.734">
                <text:p>9.734</text:p>
              </table:table-cell>
              <table:table-cell office:value-type="float" office:value="13.883">
                <text:p>13.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">
                <text:p>31.1</text:p>
              </table:table-cell>
              <table:table-cell office:value-type="float" office:value="11.202">
                <text:p>11.202</text:p>
              </table:table-cell>
              <table:table-cell office:value-type="float" office:value="16.299">
                <text:p>16.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1">
                <text:p>30.1</text:p>
              </table:table-cell>
              <table:table-cell office:value-type="float" office:value="12.623">
                <text:p>12.623</text:p>
              </table:table-cell>
              <table:table-cell office:value-type="float" office:value="18.742">
                <text:p>18.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1">
                <text:p>29.1</text:p>
              </table:table-cell>
              <table:table-cell office:value-type="float" office:value="14.044">
                <text:p>14.044</text:p>
              </table:table-cell>
              <table:table-cell office:value-type="float" office:value="21.186">
                <text:p>21.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1">
                <text:p>28.1</text:p>
              </table:table-cell>
              <table:table-cell office:value-type="float" office:value="15.401">
                <text:p>15.401</text:p>
              </table:table-cell>
              <table:table-cell office:value-type="float" office:value="23.666">
                <text:p>23.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1">
                <text:p>27.1</text:p>
              </table:table-cell>
              <table:table-cell office:value-type="float" office:value="16.684">
                <text:p>16.684</text:p>
              </table:table-cell>
              <table:table-cell office:value-type="float" office:value="26.184">
                <text:p>26.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1">
                <text:p>26.1</text:p>
              </table:table-cell>
              <table:table-cell office:value-type="float" office:value="17.967">
                <text:p>17.967</text:p>
              </table:table-cell>
              <table:table-cell office:value-type="float" office:value="28.703">
                <text:p>28.7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1">
                <text:p>25.1</text:p>
              </table:table-cell>
              <table:table-cell office:value-type="float" office:value="19.21">
                <text:p>19.21</text:p>
              </table:table-cell>
              <table:table-cell office:value-type="float" office:value="31.242">
                <text:p>31.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.1">
                <text:p>24.1</text:p>
              </table:table-cell>
              <table:table-cell office:value-type="float" office:value="20.351">
                <text:p>20.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1">
                <text:p>23.1</text:p>
              </table:table-cell>
              <table:table-cell office:value-type="float" office:value="21.493">
                <text:p>21.493</text:p>
              </table:table-cell>
              <table:table-cell office:value-type="float" office:value="36.414">
                <text:p>36.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1">
                <text:p>22.1</text:p>
              </table:table-cell>
              <table:table-cell office:value-type="float" office:value="22.618">
                <text:p>22.618</text:p>
              </table:table-cell>
              <table:table-cell office:value-type="float" office:value="39.008">
                <text:p>39.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1">
                <text:p>21.1</text:p>
              </table:table-cell>
              <table:table-cell office:value-type="float" office:value="23.615">
                <text:p>23.615</text:p>
              </table:table-cell>
              <table:table-cell office:value-type="float" office:value="41.653">
                <text:p>41.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1">
                <text:p>20.1</text:p>
              </table:table-cell>
              <table:table-cell office:value-type="float" office:value="24.612">
                <text:p>24.612</text:p>
              </table:table-cell>
              <table:table-cell office:value-type="float" office:value="44.298">
                <text:p>44.2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1">
                <text:p>19.1</text:p>
              </table:table-cell>
              <table:table-cell office:value-type="float" office:value="25.609">
                <text:p>25.609</text:p>
              </table:table-cell>
              <table:table-cell office:value-type="float" office:value="46.944">
                <text:p>46.9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1">
                <text:p>18.1</text:p>
              </table:table-cell>
              <table:table-cell office:value-type="float" office:value="26.466">
                <text:p>26.466</text:p>
              </table:table-cell>
              <table:table-cell office:value-type="float" office:value="49.638">
                <text:p>49.6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1">
                <text:p>17.1</text:p>
              </table:table-cell>
              <table:table-cell office:value-type="float" office:value="27.315">
                <text:p>27.315</text:p>
              </table:table-cell>
              <table:table-cell office:value-type="float" office:value="52.334">
                <text:p>52.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1">
                <text:p>16.1</text:p>
              </table:table-cell>
              <table:table-cell office:value-type="float" office:value="28.164">
                <text:p>28.164</text:p>
              </table:table-cell>
              <table:table-cell office:value-type="float" office:value="55.031">
                <text:p>55.0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1">
                <text:p>15.1</text:p>
              </table:table-cell>
              <table:table-cell office:value-type="float" office:value="28.897">
                <text:p>28.897</text:p>
              </table:table-cell>
              <table:table-cell office:value-type="float" office:value="57.761">
                <text:p>57.7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1">
                <text:p>14.1</text:p>
              </table:table-cell>
              <table:table-cell office:value-type="float" office:value="29.595">
                <text:p>29.59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1">
                <text:p>13.1</text:p>
              </table:table-cell>
              <table:table-cell office:value-type="float" office:value="30.293">
                <text:p>30.293</text:p>
              </table:table-cell>
              <table:table-cell office:value-type="float" office:value="63.239">
                <text:p>63.2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1">
                <text:p>12.1</text:p>
              </table:table-cell>
              <table:table-cell office:value-type="float" office:value="30.909">
                <text:p>30.909</text:p>
              </table:table-cell>
              <table:table-cell office:value-type="float" office:value="65.998">
                <text:p>65.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1">
                <text:p>11.1</text:p>
              </table:table-cell>
              <table:table-cell office:value-type="float" office:value="31.451">
                <text:p>31.451</text:p>
              </table:table-cell>
              <table:table-cell office:value-type="float" office:value="68.772">
                <text:p>68.7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1">
                <text:p>10.1</text:p>
              </table:table-cell>
              <table:table-cell office:value-type="float" office:value="31.993">
                <text:p>31.993</text:p>
              </table:table-cell>
              <table:table-cell office:value-type="float" office:value="71.547">
                <text:p>71.5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1">
                <text:p>9.1</text:p>
              </table:table-cell>
              <table:table-cell office:value-type="float" office:value="32.473">
                <text:p>32.473</text:p>
              </table:table-cell>
              <table:table-cell office:value-type="float" office:value="74.332">
                <text:p>74.3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1">
                <text:p>8.1</text:p>
              </table:table-cell>
              <table:table-cell office:value-type="float" office:value="32.864">
                <text:p>32.864</text:p>
              </table:table-cell>
              <table:table-cell office:value-type="float" office:value="77.132">
                <text:p>77.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1">
                <text:p>7.1</text:p>
              </table:table-cell>
              <table:table-cell office:value-type="float" office:value="33.254">
                <text:p>33.254</text:p>
              </table:table-cell>
              <table:table-cell office:value-type="float" office:value="79.932">
                <text:p>79.9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1">
                <text:p>6.1</text:p>
              </table:table-cell>
              <table:table-cell office:value-type="float" office:value="33.608">
                <text:p>33.608</text:p>
              </table:table-cell>
              <table:table-cell office:value-type="float" office:value="82.736">
                <text:p>82.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1">
                <text:p>5.1</text:p>
              </table:table-cell>
              <table:table-cell office:value-type="float" office:value="33.843">
                <text:p>33.843</text:p>
              </table:table-cell>
              <table:table-cell office:value-type="float" office:value="85.554">
                <text:p>85.5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">
                <text:p>4.1</text:p>
              </table:table-cell>
              <table:table-cell office:value-type="float" office:value="34.078">
                <text:p>34.078</text:p>
              </table:table-cell>
              <table:table-cell office:value-type="float" office:value="88.37">
                <text:p>88.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">
                <text:p>3.1</text:p>
              </table:table-cell>
              <table:table-cell office:value-type="float" office:value="34.304">
                <text:p>34.304</text:p>
              </table:table-cell>
              <table:table-cell office:value-type="float" office:value="91.188">
                <text:p>91.1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">
                <text:p>2.1</text:p>
              </table:table-cell>
              <table:table-cell office:value-type="float" office:value="34.367">
                <text:p>34.367</text:p>
              </table:table-cell>
              <table:table-cell office:value-type="float" office:value="94.015">
                <text:p>94.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">
                <text:p>1.1</text:p>
              </table:table-cell>
              <table:table-cell office:value-type="float" office:value="34.459">
                <text:p>34.459</text:p>
              </table:table-cell>
              <table:table-cell office:value-type="float" office:value="96.84">
                <text:p>96.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4.548">
                <text:p>34.548</text:p>
              </table:table-cell>
              <table:table-cell office:value-type="float" office:value="99.666">
                <text:p>99.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4.548">
                <text:p>34.548</text:p>
              </table:table-cell>
              <table:table-cell office:value-type="float" office:value="99.666">
                <text:p>99.6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